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E(Lux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se</text:p>
          </table:table-cell>
          <table:table-cell table:number-columns-repeated="15"/>
        </table:table-row>
        <table:table-row table:style-name="ro1">
          <table:table-cell table:formula="of:=(1/400)" office:value-type="float" office:value="0.002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/24" office:value-type="float" office:value="0.0416666666666667" calcext:value-type="float">
            <text:p>0.04</text:p>
          </table:table-cell>
          <table:table-cell office:value-type="float" office:value="0.00026" calcext:value-type="float">
            <text:p>0</text:p>
          </table:table-cell>
          <table:table-cell table:formula="of:=([.B2]*([.C2]*[.A2]))/[.D2]" office:value-type="float" office:value="4.00641025641026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table:formula="of:=LOG([.E2];[.F2] )" office:value-type="float" office:value="2.002310160687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1/60" office:value-type="float" office:value="0.0166666666666667" calcext:value-type="float">
            <text:p>0.02</text:p>
          </table:table-cell>
          <table:table-cell office:value-type="float" office:value="8.7" calcext:value-type="float">
            <text:p>8.7</text:p>
          </table:table-cell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table:formula="of:=SQRT(([.O4]*[.P4]*[.Q4])/[.R4])" office:value-type="float" office:value="1.34629120178363" calcext:value-type="float">
            <text:p>1.35</text:p>
          </table:table-cell>
          <table:table-cell/>
          <table:table-cell table:formula="of:=([.O4]*[.P4]*[.Q4])/[.R4]" office:value-type="float" office:value="1.8125" calcext:value-type="float">
            <text:p>1.81</text:p>
          </table:table-cell>
        </table:table-row>
        <table:table-row table:style-name="ro1">
          <table:table-cell table:number-columns-repeated="14"/>
          <table:table-cell table:formula="of:=1/24" office:value-type="float" office:value="0.0416666666666667" calcext:value-type="float">
            <text:p>0.04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5]*[.P5]*[.Q5])/[.R5])" office:value-type="float" office:value="3.22748612183951" calcext:value-type="float">
            <text:p>3.23</text:p>
          </table:table-cell>
          <table:table-cell/>
          <table:table-cell table:formula="of:=([.O5]*[.P5]*[.Q5])/[.R5]" office:value-type="float" office:value="10.4166666666667" calcext:value-type="float">
            <text:p>10.42</text:p>
          </table:table-cell>
        </table:table-row>
        <table:table-row table:style-name="ro1">
          <table:table-cell/>
          <table:table-cell office:value-type="string" calcext:value-type="string">
            <text:p>E(Lux)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se</text:p>
          </table:table-cell>
          <table:table-cell table:number-columns-repeated="8"/>
          <table:table-cell table:formula="of:=1/24" office:value-type="float" office:value="0.0416666666666667" calcext:value-type="float">
            <text:p>0.04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6]*[.P6]*[.Q6])/[.R6])" office:value-type="float" office:value="6.45497224367903" calcext:value-type="float">
            <text:p>6.45</text:p>
          </table:table-cell>
          <table:table-cell/>
          <table:table-cell table:formula="of:=([.O6]*[.P6]*[.Q6])/[.R6]" office:value-type="float" office:value="41.6666666666667" calcext:value-type="float">
            <text:p>41.6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/24" office:value-type="float" office:value="0.0416666666666667" calcext:value-type="float">
            <text:p>0.04</text:p>
          </table:table-cell>
          <table:table-cell table:formula="of:=1/16" office:value-type="float" office:value="0.0625" calcext:value-type="float">
            <text:p>0.06</text:p>
          </table:table-cell>
          <table:table-cell table:formula="of:=([.B7]*([.C7]))/[.D7]" office:value-type="float" office:value="6.66666666666667" calcext:value-type="float">
            <text:p>6.67</text:p>
          </table:table-cell>
          <table:table-cell office:value-type="float" office:value="2" calcext:value-type="float">
            <text:p>2</text:p>
          </table:table-cell>
          <table:table-cell table:formula="of:=LOG([.E7];[.F7] )" office:value-type="float" office:value="2.73696559416621" calcext:value-type="float">
            <text:p>2.74</text:p>
          </table:table-cell>
          <table:table-cell table:number-columns-repeated="7"/>
          <table:table-cell table:formula="of:=1/24" office:value-type="float" office:value="0.0416666666666667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7]*[.P7]*[.Q7])/[.R7])" office:value-type="float" office:value="1.61374306091976" calcext:value-type="float">
            <text:p>1.61</text:p>
          </table:table-cell>
          <table:table-cell/>
          <table:table-cell table:formula="of:=([.O7]*[.P7]*[.Q7])/[.R7]" office:value-type="float" office:value="2.60416666666667" calcext:value-type="float">
            <text:p>2.6</text:p>
          </table:table-cell>
        </table:table-row>
        <table:table-row table:style-name="ro1">
          <table:table-cell table:number-columns-repeated="14"/>
          <table:table-cell table:formula="of:=1/24" office:value-type="float" office:value="0.0416666666666667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8]*[.P8]*[.Q8])/[.R8])" office:value-type="float" office:value="1.61374306091976" calcext:value-type="float">
            <text:p>1.61</text:p>
          </table:table-cell>
          <table:table-cell/>
          <table:table-cell table:formula="of:=([.O8]*[.P8]*[.Q8])/[.R8]" office:value-type="float" office:value="2.60416666666667" calcext:value-type="float">
            <text:p>2.6</text:p>
          </table:table-cell>
        </table:table-row>
        <table:table-row table:style-name="ro1">
          <table:table-cell table:number-columns-repeated="14"/>
          <table:table-cell table:formula="of:=1/24" office:value-type="float" office:value="0.041666666666666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9]*[.P9]*[.Q9])/[.R9])" office:value-type="float" office:value="0" calcext:value-type="float">
            <text:p>0</text:p>
          </table:table-cell>
          <table:table-cell/>
          <table:table-cell table:formula="of:=([.O9]*[.P9]*[.Q9])/[.R9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1/24" office:value-type="float" office:value="0.041666666666666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10]*[.P10]*[.Q10])/[.R10])" office:value-type="float" office:value="0" calcext:value-type="float">
            <text:p>0</text:p>
          </table:table-cell>
          <table:table-cell/>
          <table:table-cell table:formula="of:=([.O10]*[.P10]*[.Q10])/[.R10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1/24" office:value-type="float" office:value="0.041666666666666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11]*[.P11]*[.Q11])/[.R11])" office:value-type="float" office:value="0" calcext:value-type="float">
            <text:p>0</text:p>
          </table:table-cell>
          <table:table-cell/>
          <table:table-cell table:formula="of:=([.O11]*[.P11]*[.Q11])/[.R11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1/24" office:value-type="float" office:value="0.041666666666666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table:formula="of:=SQRT(([.O12]*[.P12]*[.Q12])/[.R12])" office:value-type="float" office:value="0" calcext:value-type="float">
            <text:p>0</text:p>
          </table:table-cell>
          <table:table-cell/>
          <table:table-cell table:formula="of:=([.O12]*[.P12]*[.Q12])/[.R12]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1/60" office:value-type="float" office:value="0.0166666666666667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formula="of:=SQRT(([.O13]*[.P13]*[.Q13])/[.R13])" office:value-type="float" office:value="0.510310363079829" calcext:value-type="float">
            <text:p>0.51</text:p>
          </table:table-cell>
          <table:table-cell/>
          <table:table-cell table:formula="of:=([.O13]*[.P13]*[.Q13])/[.R13]" office:value-type="float" office:value="0.260416666666667" calcext:value-type="float">
            <text:p>0.26</text:p>
          </table:table-cell>
        </table:table-row>
        <table:table-row table:style-name="ro1">
          <table:table-cell table:number-columns-repeated="14"/>
          <table:table-cell table:formula="of:=1/24" office:value-type="float" office:value="0.0416666666666667" calcext:value-type="float">
            <text:p>0.04</text:p>
          </table:table-cell>
          <table:table-cell office:value-type="float" office:value="8000" calcext:value-type="float">
            <text:p>8000</text:p>
          </table:table-cell>
          <table:table-cell office:value-type="float" office:value="6400" calcext:value-type="float">
            <text:p>6400</text:p>
          </table:table-cell>
          <table:table-cell office:value-type="float" office:value="64" calcext:value-type="float">
            <text:p>64</text:p>
          </table:table-cell>
          <table:table-cell table:formula="of:=SQRT(([.O14]*[.P14]*[.Q14])/[.R14])" office:value-type="float" office:value="182.574185835055" calcext:value-type="float">
            <text:p>182.57</text:p>
          </table:table-cell>
          <table:table-cell/>
          <table:table-cell table:formula="of:=([.O14]*[.P14]*[.Q14])/[.R14]" office:value-type="float" office:value="33333.3333333333" calcext:value-type="float">
            <text:p>33333.33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1"/>
          <table:table-cell office:value-type="string" calcext:value-type="string">
            <text:p>'Stop'</text:p>
          </table:table-cell>
          <table:table-cell office:value-type="string" calcext:value-type="string">
            <text:p>* 1.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formula="of:=[.L19]*(1.4)"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formula="of:=[.L20]*(1.4)" office:value-type="float" office:value="2.8" calcext:value-type="float">
            <text:p>2.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table:formula="of:=[.L21]*(1.4)" office:value-type="float" office:value="4.2" calcext:value-type="float">
            <text:p>4.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table:formula="of:=[.L22]*(1.4)" office:value-type="float" office:value="5.6" calcext:value-type="float">
            <text:p>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E(Lux)</text:p>
          </table:table-cell>
          <table:table-cell/>
          <table:table-cell office:value-type="string" calcext:value-type="string">
            <text:p>Consta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s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[.L23]*(1.4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(1/400)" office:value-type="float" office:value="0.002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026" calcext:value-type="float">
            <text:p>0</text:p>
          </table:table-cell>
          <table:table-cell table:formula="of:=([.B24]*([.A24]))/[.D24]" office:value-type="float" office:value="96.1538461538462" calcext:value-type="float">
            <text:p>96.15</text:p>
          </table:table-cell>
          <table:table-cell office:value-type="float" office:value="2" calcext:value-type="float">
            <text:p>2</text:p>
          </table:table-cell>
          <table:table-cell table:formula="of:=LOG([.E24];[.F24] )" office:value-type="float" office:value="6.58727266140836" calcext:value-type="float">
            <text:p>6.5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L24]*(1.4)"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table:formula="of:=[.L25]*(1.4)" office:value-type="float" office:value="9.8" calcext:value-type="float">
            <text:p>9.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formula="of:=[.L26]*(1.4)" office:value-type="float" office:value="11.2" calcext:value-type="float">
            <text:p>11.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table:formula="of:=[.L27]*(1.4)" office:value-type="float" office:value="12.6" calcext:value-type="float">
            <text:p>12.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(S)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se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[.L28]*(1.4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([.C29]))/[.D2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E29];[.F29] )"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L29]*(1.4)" office:value-type="float" office:value="15.4" calcext:value-type="float">
            <text:p>15.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([.C30]))/[.D3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LOG([.E30];[.F30] )" office:value-type="float" office:value="1" calcext:value-type="float">
            <text:p>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L30]*(1.4)" office:value-type="float" office:value="16.8" calcext:value-type="float">
            <text:p>16.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formula="of:=(([.C31]))/[.D31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OG([.E31];[.F31] )" office:value-type="float" office:value="2" calcext:value-type="float">
            <text:p>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L31]*(1.4)" office:value-type="float" office:value="18.2" calcext:value-type="float">
            <text:p>18.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table:formula="of:=[.L32]*(1.4)" office:value-type="float" office:value="19.6" calcext:value-type="float">
            <text:p>19.6</text:p>
          </table:table-cell>
          <table:table-cell table:number-columns-repeated="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ime(S)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as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(([.C36]))/[.D36]"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LOG([.E36];[.F36] )" office:value-type="float" office:value="0.485426827170242" calcext:value-type="float">
            <text:p>0.4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([.C37]))/[.D37]"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formula="of:=LOG([.E37];[.F37] )" office:value-type="float" office:value="-5.64385618977472" calcext:value-type="float">
            <text:p>-5.6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(SQRT(2)^[.L3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(([.C38]))/[.D38]" office:value-type="float" office:value="0.028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formula="of:=LOG([.E38];[.F38] )" office:value-type="float" office:value="-5.15842936260448" calcext:value-type="float">
            <text:p>-5.1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(SQRT(2)^[.L38])" office:value-type="float" office:value="1.4142135623731" calcext:value-type="float">
            <text:p>1.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.8" calcext:value-type="float">
            <text:p>2.8</text:p>
          </table:table-cell>
          <table:table-cell table:formula="of:=(([.C39]))/[.D39]" office:value-type="float" office:value="35.7142857142857" calcext:value-type="float">
            <text:p>35.71</text:p>
          </table:table-cell>
          <table:table-cell office:value-type="float" office:value="2" calcext:value-type="float">
            <text:p>2</text:p>
          </table:table-cell>
          <table:table-cell table:formula="of:=LOG([.E39];[.F39] )" office:value-type="float" office:value="5.15842936260448" calcext:value-type="float">
            <text:p>5.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(SQRT(2)^[.L3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([.C40]))/[.D40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E40];[.F40] )"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(SQRT(2)^[.L40])" office:value-type="float" office:value="2.82842712474619" calcext:value-type="float">
            <text:p>2.8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([.C41]))/[.D4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E41];[.F41] )"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(SQRT(2)^[.L41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([.C42]))/[.D4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E42];[.F42] )"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(SQRT(2)^[.L42])" office:value-type="float" office:value="5.65685424949238" calcext:value-type="float">
            <text:p>5.66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([.C43]))/[.D43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E43];[.F43] )"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(SQRT(2)^[.L43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([.C44]))/[.D4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E44];[.F44] )" office:value-type="float" office:value="0" calcext:value-type="float">
            <text:p>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(SQRT(2)^[.L44])" office:value-type="float" office:value="11.3137084989848" calcext:value-type="float">
            <text:p>11.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formula="of:=(([.C45]))/[.D4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E45];[.F45] )" office:value-type="float" office:value="0" calcext:value-type="float">
            <text:p>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(SQRT(2)^[.L45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table:formula="of:=(SQRT(2)^[.L46])" office:value-type="float" office:value="22.6274169979695" calcext:value-type="float">
            <text:p>22.6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table:formula="of:=(SQRT(2)^[.L47])" office:value-type="float" office:value="32" calcext:value-type="float">
            <text:p>32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9:15:45.7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5M47S</meta:editing-duration>
    <meta:editing-cycles>3</meta:editing-cycles>
    <meta:generator>LibreOffice/5.2.5.1$Windows_x86 LibreOffice_project/0312e1a284a7d50ca85a365c316c7abbf20a4d22</meta:generator>
    <dc:date>2017-03-14T01:30:23.910000000</dc:date>
    <meta:document-statistic meta:table-count="3" meta:cell-count="231" meta:object-count="0"/>
    <meta:user-defined meta:name="Info 1"/>
    <meta:user-defined meta:name="Info 2"/>
    <meta:user-defined meta:name="Info 3"/>
    <meta:user-defined meta:name="Info 4"/>
  </office:meta>
</office:document-meta>
</file>